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9.2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Pendiente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ta de Git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string">
            <text:p>Pendient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ta Tenis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ta Permutacion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mpletar la kata del ahorcad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pletar el ambiente de desarroll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ctura sobre Estimación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Ideo Project Boostrap</text:p>
          </table:table-cell>
          <table:table-cell table:style-name="ce3" office:value-type="date" office:date-value="2013-10-06">
            <text:p>2013-10-06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ideo Proyecto Base Padrino</text:p>
          </table:table-cell>
          <table:table-cell table:style-name="ce3" office:value-type="date" office:date-value="2013-10-06">
            <text:p>2013-10-06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ectura y Cuestionario: Integración Continua</text:p>
          </table:table-cell>
          <table:table-cell table:style-name="ce3" office:value-type="date" office:date-value="2013-10-16">
            <text:p>2013-10-16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ferencia Layers vs Tiers</text:p>
          </table:table-cell>
          <table:table-cell table:style-name="ce3" office:value-type="date" office:date-value="2013-10-21">
            <text:p>2013-10-2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tributos de Calidad</text:p>
          </table:table-cell>
          <table:table-cell table:style-name="ce3" office:value-type="date" office:date-value="2013-10-21">
            <text:p>2013-10-2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oner nombre a proyecto, crear proyecto en trello, cargar stories, crear proyecto en github, poner proyecto base</text:p>
          </table:table-cell>
          <table:table-cell table:style-name="ce3" office:value-type="date" office:date-value="2013-10-28">
            <text:p>2013-10-28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edactar de forma correcta las 3 stories, condiciones de aceptación, prototipo de pantalla</text:p>
          </table:table-cell>
          <table:table-cell table:style-name="ce3" office:value-type="date" office:date-value="2013-10-29">
            <text:p>2013-10-29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rear correspondientes features de las 3 stories</text:p>
          </table:table-cell>
          <table:table-cell table:style-name="ce3" office:value-type="date" office:date-value="2013-10-30">
            <text:p>2013-10-3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10-30T14:31:10</dc:date>
    <meta:editing-cycles>40</meta:editing-cycles>
    <meta:editing-duration>PT2H58M19S</meta:editing-duration>
    <meta:document-statistic meta:table-count="1" meta:cell-count="145" meta:object-count="0"/>
  </office:meta>
</office:document-meta>
</file>